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4pt" style:font-size-asian="12.25pt" style:font-size-complex="14pt"/>
    </style:style>
    <style:style style:name="P2" style:family="paragraph" style:parent-style-name="Standard">
      <style:text-properties style:font-name="Chilanka" fo:font-size="14pt" style:text-underline-style="none" fo:font-weight="normal" officeooo:rsid="001e10cc" officeooo:paragraph-rsid="001e10c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Chilanka" fo:font-size="14pt" style:text-underline-style="solid" style:text-underline-width="auto" style:text-underline-color="font-color" fo:font-weight="bold" officeooo:rsid="001e10cc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Chilanka" fo:font-size="14pt" style:text-underline-style="none" fo:font-weight="normal" officeooo:rsid="001f2659" officeooo:paragraph-rsid="001f2659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text-properties style:font-name="Chilanka" fo:font-size="14pt" style:text-underline-style="none" fo:font-weight="normal" officeooo:rsid="00211c53" officeooo:paragraph-rsid="00211c53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211c53" officeooo:paragraph-rsid="00211c53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text-properties style:font-name="Chilanka" fo:font-size="14pt" style:text-underline-style="none" fo:font-weight="normal" officeooo:rsid="00211c53" officeooo:paragraph-rsid="00211c53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officeooo:rsid="0022c0cb" officeooo:paragraph-rsid="0022c0cb"/>
    </style:style>
    <style:style style:name="P9" style:family="paragraph" style:parent-style-name="Standard">
      <style:text-properties officeooo:rsid="0022c0cb" officeooo:paragraph-rsid="0022c0cb"/>
    </style:style>
    <style:style style:name="P10" style:family="paragraph" style:parent-style-name="Standard" style:list-style-name="L3">
      <style:text-properties officeooo:rsid="00244a4b" officeooo:paragraph-rsid="00244a4b"/>
    </style:style>
    <style:style style:name="P11" style:family="paragraph" style:parent-style-name="Standard">
      <style:text-properties officeooo:rsid="00244a4b" officeooo:paragraph-rsid="00244a4b"/>
    </style:style>
    <style:style style:name="P12" style:family="paragraph" style:parent-style-name="Standard" style:list-style-name="L4">
      <style:text-properties officeooo:rsid="0025e091" officeooo:paragraph-rsid="0025e091"/>
    </style:style>
    <style:style style:name="P13" style:family="paragraph" style:parent-style-name="Standard">
      <style:text-properties officeooo:rsid="0025fa04" officeooo:paragraph-rsid="0025fa04"/>
    </style:style>
    <style:style style:name="P14" style:family="paragraph" style:parent-style-name="Standard" style:list-style-name="L5">
      <style:text-properties officeooo:rsid="0025fa04" officeooo:paragraph-rsid="0025fa04"/>
    </style:style>
    <style:style style:name="P15" style:family="paragraph" style:parent-style-name="Standard" style:list-style-name="L5">
      <style:text-properties officeooo:rsid="00280529" officeooo:paragraph-rsid="00280529"/>
    </style:style>
    <style:style style:name="P16" style:family="paragraph" style:parent-style-name="Standard" style:list-style-name="L5">
      <style:text-properties officeooo:rsid="002a04b0" officeooo:paragraph-rsid="002a04b0"/>
    </style:style>
    <style:style style:name="P17" style:family="paragraph" style:parent-style-name="Standard" style:list-style-name="L5">
      <style:text-properties officeooo:rsid="002a0db4" officeooo:paragraph-rsid="002a0db4"/>
    </style:style>
    <style:style style:name="P18" style:family="paragraph" style:parent-style-name="Standard">
      <style:text-properties officeooo:rsid="002a0db4" officeooo:paragraph-rsid="002a0db4"/>
    </style:style>
    <style:style style:name="P19" style:family="paragraph" style:parent-style-name="Standard" style:list-style-name="L6">
      <style:text-properties officeooo:rsid="002a0db4" officeooo:paragraph-rsid="002a0db4"/>
    </style:style>
    <style:style style:name="P20" style:family="paragraph" style:parent-style-name="Standard" style:list-style-name="L6">
      <style:text-properties officeooo:rsid="002a4e35" officeooo:paragraph-rsid="002a4e35"/>
    </style:style>
    <style:style style:name="P21" style:family="paragraph" style:parent-style-name="Standard" style:list-style-name="L6">
      <style:text-properties officeooo:rsid="002a4e35" officeooo:paragraph-rsid="002c976f"/>
    </style:style>
    <style:style style:name="P22" style:family="paragraph" style:parent-style-name="Standard" style:list-style-name="L6">
      <style:text-properties officeooo:rsid="002b9f9f" officeooo:paragraph-rsid="002b9f9f"/>
    </style:style>
    <style:style style:name="P23" style:family="paragraph" style:parent-style-name="Standard" style:list-style-name="L6">
      <style:text-properties officeooo:rsid="002b9f9f" officeooo:paragraph-rsid="002c976f"/>
    </style:style>
    <style:style style:name="P24" style:family="paragraph" style:parent-style-name="Standard">
      <style:text-properties officeooo:rsid="002c976f" officeooo:paragraph-rsid="002c976f"/>
    </style:style>
    <style:style style:name="P25" style:family="paragraph" style:parent-style-name="Standard" style:list-style-name="L7">
      <style:text-properties officeooo:rsid="002c976f" officeooo:paragraph-rsid="002c976f"/>
    </style:style>
    <style:style style:name="P26" style:family="paragraph" style:parent-style-name="Standard" style:list-style-name="L7">
      <style:text-properties officeooo:rsid="002ce41e" officeooo:paragraph-rsid="002ce41e"/>
    </style:style>
    <style:style style:name="P27" style:family="paragraph" style:parent-style-name="Standard" style:list-style-name="L7">
      <style:text-properties officeooo:rsid="002e9d4c" officeooo:paragraph-rsid="002e9d4c"/>
    </style:style>
    <style:style style:name="P28" style:family="paragraph" style:parent-style-name="Standard">
      <style:text-properties officeooo:rsid="002edaad" officeooo:paragraph-rsid="002edaad"/>
    </style:style>
    <style:style style:name="P29" style:family="paragraph" style:parent-style-name="Standard" style:list-style-name="L8">
      <style:text-properties officeooo:rsid="002edaad" officeooo:paragraph-rsid="002edaad"/>
    </style:style>
    <style:style style:name="T1" style:family="text">
      <style:text-properties style:text-underline-style="solid" style:text-underline-width="auto" style:text-underline-color="font-color" fo:font-weight="bold" officeooo:rsid="001e10cc" style:font-weight-asian="bold" style:font-weight-complex="bold"/>
    </style:style>
    <style:style style:name="T2" style:family="text">
      <style:text-properties style:font-name="Chilanka"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style:font-name="Chilanka" fo:font-size="14pt" style:text-underline-style="none" fo:font-weight="normal" officeooo:rsid="00280529" style:font-size-asian="12.25pt" style:font-weight-asian="normal" style:font-size-complex="14pt" style:font-weight-complex="normal"/>
    </style:style>
    <style:style style:name="T4" style:family="text">
      <style:text-properties style:font-name="Chilanka" fo:font-size="14pt" style:text-underline-style="none" fo:font-weight="normal" officeooo:rsid="002a04b0" style:font-size-asian="12.25pt" style:font-weight-asian="normal" style:font-size-complex="14pt" style:font-weight-complex="normal"/>
    </style:style>
    <style:style style:name="T5" style:family="text">
      <style:text-properties style:font-name="Chilanka" fo:font-size="14pt" style:text-underline-style="none" fo:font-weight="normal" officeooo:rsid="002a0db4" style:font-size-asian="12.25pt" style:font-weight-asian="normal" style:font-size-complex="14pt" style:font-weight-complex="normal"/>
    </style:style>
    <style:style style:name="T6" style:family="text">
      <style:text-properties style:font-name="Chilanka" fo:font-size="14pt" style:text-underline-style="none" fo:font-weight="normal" officeooo:rsid="002a4e35" style:font-size-asian="12.25pt" style:font-weight-asian="normal" style:font-size-complex="14pt" style:font-weight-complex="normal"/>
    </style:style>
    <style:style style:name="T7" style:family="text">
      <style:text-properties style:font-name="Chilanka" fo:font-size="14pt" style:text-underline-style="none" fo:font-weight="normal" officeooo:rsid="002b9f9f" style:font-size-asian="12.25pt" style:font-weight-asian="normal" style:font-size-complex="14pt" style:font-weight-complex="normal"/>
    </style:style>
    <style:style style:name="T8" style:family="text">
      <style:text-properties style:font-name="Chilanka" fo:font-size="14pt" style:text-underline-style="none" fo:font-weight="normal" officeooo:rsid="002c976f" style:font-size-asian="12.25pt" style:font-weight-asian="normal" style:font-size-complex="14pt" style:font-weight-complex="normal"/>
    </style:style>
    <style:style style:name="T9" style:family="text">
      <style:text-properties style:font-name="Chilanka" fo:font-size="14pt" style:text-underline-style="none" fo:font-weight="normal" officeooo:rsid="002e9d4c" style:font-size-asian="12.25pt" style:font-weight-asian="normal" style:font-size-complex="14pt" style:font-weight-complex="normal"/>
    </style:style>
    <style:style style:name="T10" style:family="text">
      <style:text-properties style:text-position="super 58%" style:font-name="Chilanka" fo:font-size="14pt" style:text-underline-style="none" fo:font-weight="normal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Encore de la logique</text:span></text:p>
      <text:p text:style-name="P3"/>
      <text:p text:style-name="P2">1 :</text:p>
      <text:list xml:id="list576534109" text:style-name="L1">
        <text:list-item>
          <text:p text:style-name="P4">Variables</text:p>
          <text:list>
            <text:list-item>
              <text:p text:style-name="P4">a,b,c : Booléen</text:p>
            </text:list-item>
          </text:list>
        </text:list-item>
        <text:list-item>
          <text:p text:style-name="P4">Début</text:p>
          <text:list>
            <text:list-item>
              <text:p text:style-name="P4"><text:bookmark text:name="page3R_mcid27"/>Lire a</text:p>
            </text:list-item>
            <text:list-item>
              <text:p text:style-name="P4">Lire b</text:p>
            </text:list-item>
            <text:list-item>
              <text:p text:style-name="P4">Lire c</text:p>
              <text:list>
                <text:list-item>
                  <text:p text:style-name="P5">Si (a &gt; b OU c = « OK ») Alors</text:p>
                  <text:list>
                    <text:list-item>
                      <text:p text:style-name="P5">a prend la valeur de a+1</text:p>
                    </text:list-item>
                  </text:list>
                </text:list-item>
                <text:list-item>
                  <text:p text:style-name="P5">Sinon</text:p>
                  <text:list>
                    <text:list-item>
                      <text:p text:style-name="P5">a prend la valeur <text:s/>de a-1</text:p>
                    </text:list-item>
                  </text:list>
                </text:list-item>
                <text:list-item>
                  <text:p text:style-name="P5">FinSi</text:p>
                </text:list-item>
              </text:list>
            </text:list-item>
          </text:list>
        </text:list-item>
        <text:list-item>
          <text:p text:style-name="P5">Fin</text:p>
        </text:list-item>
      </text:list>
      <text:p text:style-name="P6">2 :</text:p>
      <text:list xml:id="list3202195672" text:style-name="L2">
        <text:list-item>
          <text:p text:style-name="P7">Variables</text:p>
          <text:list>
            <text:list-item>
              <text:p text:style-name="P7">a, b, c : Entier</text:p>
            </text:list-item>
          </text:list>
        </text:list-item>
        <text:list-item>
          <text:p text:style-name="P7">Début</text:p>
          <text:list>
            <text:list-item>
              <text:p text:style-name="P7">lire a</text:p>
            </text:list-item>
            <text:list-item>
              <text:p text:style-name="P7">lire b</text:p>
            </text:list-item>
          </text:list>
        </text:list-item>
        <text:list-item>
          <text:p text:style-name="P8"><text:span text:style-name="T2">Afficher (‘Dans une minute, il sera’)</text:span></text:p>
        </text:list-item>
        <text:list-item>
          <text:p text:style-name="P8"><text:span text:style-name="T2">Afficher a</text:span></text:p>
        </text:list-item>
        <text:list-item>
          <text:p text:style-name="P8"><text:span text:style-name="T2">Afficher <text:s/>(‘heure(s)’</text:span></text:p>
          <text:list>
            <text:list-item>
              <text:p text:style-name="P8"><text:span text:style-name="T2">c prend la valeur b + 1</text:span></text:p>
            </text:list-item>
          </text:list>
        </text:list-item>
        <text:list-item>
          <text:p text:style-name="P8"><text:span text:style-name="T2">Afficher c</text:span></text:p>
        </text:list-item>
        <text:list-item>
          <text:p text:style-name="P8"><text:span text:style-name="T2">Fin</text:span></text:p>
        </text:list-item>
      </text:list>
      <text:p text:style-name="P9"><text:span text:style-name="T2">3 :<text:tab/></text:span></text:p>
      <text:list xml:id="list3326678132" text:style-name="L3">
        <text:list-item>
          <text:p text:style-name="P10"><text:span text:style-name="T2">Variables</text:span></text:p>
          <text:list>
            <text:list-item>
              <text:p text:style-name="P10"><text:span text:style-name="T2">a, b, c,d : Entier</text:span></text:p>
            </text:list-item>
          </text:list>
        </text:list-item>
        <text:list-item>
          <text:p text:style-name="P10"><text:span text:style-name="T2">Début</text:span></text:p>
          <text:list>
            <text:list-item>
              <text:p text:style-name="P10"><text:span text:style-name="T2">lire a </text:span></text:p>
            </text:list-item>
            <text:list-item>
              <text:p text:style-name="P10"><text:span text:style-name="T2">lire b</text:span></text:p>
            </text:list-item>
            <text:list-item>
              <text:p text:style-name="P10"><text:span text:style-name="T2">lire c</text:span></text:p>
            </text:list-item>
          </text:list>
        </text:list-item>
        <text:list-item>
          <text:p text:style-name="P10"><text:span text:style-name="T2">Afficher (‘ Dans une seconde, il sera ‘)</text:span></text:p>
        </text:list-item>
        <text:list-item>
          <text:p text:style-name="P10"><text:span text:style-name="T2">Afficher a</text:span></text:p>
        </text:list-item>
        <text:list-item>
          <text:p text:style-name="P10"><text:span text:style-name="T2">Afficher (‘ heure(s), ‘)</text:span></text:p>
        </text:list-item>
        <text:list-item>
          <text:p text:style-name="P10"><text:span text:style-name="T2">Afficher b </text:span></text:p>
        </text:list-item>
        <text:list-item>
          <text:p text:style-name="P10"><text:span text:style-name="T2">Afficher (‘ minute(s) ‘)</text:span></text:p>
          <text:list>
            <text:list-item>
              <text:p text:style-name="P10"><text:span text:style-name="T2">d <text:s/>prend la valeur c + 1</text:span></text:p>
            </text:list-item>
          </text:list>
        </text:list-item>
        <text:list-item>
          <text:p text:style-name="P10"><text:span text:style-name="T2">Afficher d</text:span></text:p>
        </text:list-item>
        <text:list-item>
          <text:p text:style-name="P10"><text:span text:style-name="T2">Afficher (‘ seconde(s). ‘)</text:span></text:p>
        </text:list-item>
        <text:list-item>
          <text:p text:style-name="P10"><text:span text:style-name="T2">Fin</text:span></text:p>
        </text:list-item>
      </text:list>
      <text:p text:style-name="P11"><text:span text:style-name="T2"><text:s/>4 :</text:span></text:p>
      <text:list xml:id="list834764275" text:style-name="L4">
        <text:list-item>
          <text:p text:style-name="P12"><text:span text:style-name="T2">Variables</text:span></text:p>
          <text:list>
            <text:list-item>
              <text:p text:style-name="P12"><text:soft-page-break/><text:span text:style-name="T2">a, b : Entier</text:span></text:p>
            </text:list-item>
          </text:list>
        </text:list-item>
        <text:list-item>
          <text:p text:style-name="P12"><text:span text:style-name="T2">Début</text:span></text:p>
          <text:list>
            <text:list-item>
              <text:p text:style-name="P12"><text:span text:style-name="T2">lire a</text:span></text:p>
            </text:list-item>
          </text:list>
        </text:list-item>
        <text:list-item>
          <text:p text:style-name="P12"><text:span text:style-name="T2">Si (a&lt;=10) Alors</text:span></text:p>
          <text:list>
            <text:list-item>
              <text:p text:style-name="P12"><text:span text:style-name="T2">Afficher (‘Votre facture est de :’)</text:span></text:p>
            </text:list-item>
            <text:list-item>
              <text:p text:style-name="P12"><text:span text:style-name="T2">b prend la valeur de 0,10*a</text:span></text:p>
            </text:list-item>
            <text:list-item>
              <text:p text:style-name="P12"><text:span text:style-name="T2">Afficher b</text:span></text:p>
            </text:list-item>
          </text:list>
        </text:list-item>
        <text:list-item>
          <text:p text:style-name="P12"><text:span text:style-name="T2">FinSi</text:span></text:p>
        </text:list-item>
        <text:list-item>
          <text:p text:style-name="P12"><text:span text:style-name="T2">SI (a&gt;10 ET a&lt;=20) Alors</text:span></text:p>
          <text:list>
            <text:list-item>
              <text:p text:style-name="P12"><text:span text:style-name="T2">Afficher (‘Votre facture est de :’)</text:span></text:p>
            </text:list-item>
            <text:list-item>
              <text:p text:style-name="P12"><text:span text:style-name="T2">b prend la valeur de 0,09*a</text:span></text:p>
            </text:list-item>
            <text:list-item>
              <text:p text:style-name="P12"><text:span text:style-name="T2">Afficher b</text:span></text:p>
            </text:list-item>
          </text:list>
        </text:list-item>
        <text:list-item>
          <text:p text:style-name="P12"><text:span text:style-name="T2">FinSi</text:span></text:p>
        </text:list-item>
        <text:list-item>
          <text:p text:style-name="P12"><text:span text:style-name="T2">Si (a&gt;20) Alors</text:span></text:p>
          <text:list>
            <text:list-item>
              <text:p text:style-name="P12"><text:span text:style-name="T2">Afficher (‘Votre facture est de:)</text:span></text:p>
            </text:list-item>
            <text:list-item>
              <text:p text:style-name="P12"><text:span text:style-name="T2">b prend la valeur de 0,08*a</text:span></text:p>
            </text:list-item>
            <text:list-item>
              <text:p text:style-name="P12"><text:span text:style-name="T2">Afficher b</text:span></text:p>
            </text:list-item>
          </text:list>
        </text:list-item>
        <text:list-item>
          <text:p text:style-name="P12"><text:span text:style-name="T2">FinSi</text:span></text:p>
        </text:list-item>
        <text:list-item>
          <text:p text:style-name="P12"><text:span text:style-name="T2">Fin</text:span></text:p>
        </text:list-item>
      </text:list>
      <text:p text:style-name="P13"><text:span text:style-name="T2">5 :</text:span></text:p>
      <text:list xml:id="list2940515187" text:style-name="L5">
        <text:list-item>
          <text:p text:style-name="P14"><text:span text:style-name="T2">Variables</text:span></text:p>
        </text:list-item>
        <text:list-item>
          <text:p text:style-name="P14"><text:span text:style-name="T2">a : Entier</text:span></text:p>
        </text:list-item>
        <text:list-item>
          <text:p text:style-name="P14"><text:span text:style-name="T2">b : Caractères</text:span></text:p>
          <text:p text:style-name="P14"><text:span text:style-name="T2">Début</text:span></text:p>
          <text:list>
            <text:list-item>
              <text:p text:style-name="P14"><text:span text:style-name="T2">lire a</text:span></text:p>
            </text:list-item>
            <text:list-item>
              <text:p text:style-name="P15"><text:span text:style-name="T2">Afficher (‘Écrire 0 Si vous êtes un homme et 1 si vous êtes une femmes. ‘)</text:span></text:p>
            </text:list-item>
            <text:list-item>
              <text:p text:style-name="P14"><text:span text:style-name="T2">lire b</text:span></text:p>
            </text:list-item>
          </text:list>
        </text:list-item>
        <text:list-item>
          <text:p text:style-name="P17"><text:span text:style-name="T2">Si (</text:span><text:span text:style-name="T4">a&lt;=18 ET a&gt;=35 ET b=1</text:span><text:span text:style-name="T2">) Alors</text:span></text:p>
          <text:list>
            <text:list-item>
              <text:p text:style-name="P17"><text:span text:style-name="T2">Afficher (‘ Vous êtes imposable’)</text:span></text:p>
            </text:list-item>
          </text:list>
        </text:list-item>
        <text:list-item>
          <text:p text:style-name="P14"><text:span text:style-name="T2">Si (a&gt;20 </text:span><text:span text:style-name="T3">ET </text:span><text:span text:style-name="T2">b=0</text:span><text:span text:style-name="T5">)</text:span><text:span text:style-name="T3"> Alors </text:span></text:p>
          <text:list>
            <text:list-item>
              <text:p text:style-name="P15"><text:span text:style-name="T2">Afficher (‘ Vous êtes imposable’)</text:span></text:p>
            </text:list-item>
          </text:list>
        </text:list-item>
        <text:list-item>
          <text:p text:style-name="P16"><text:span text:style-name="T4">S</text:span><text:span text:style-name="T2">inon</text:span></text:p>
          <text:list>
            <text:list-item>
              <text:p text:style-name="P16"><text:span text:style-name="T2">Afficher (‘Vous n’êtes pas imposable. ’)</text:span></text:p>
            </text:list-item>
          </text:list>
        </text:list-item>
        <text:list-item>
          <text:p text:style-name="P16"><text:span text:style-name="T2">Fin</text:span></text:p>
        </text:list-item>
      </text:list>
      <text:p text:style-name="P18"><text:span text:style-name="T2">6 :</text:span></text:p>
      <text:list xml:id="list4132439276" text:style-name="L6">
        <text:list-item>
          <text:p text:style-name="P19"><text:span text:style-name="T2">Variables</text:span></text:p>
          <text:list>
            <text:list-item>
              <text:p text:style-name="P19"><text:span text:style-name="T2">a, b, c,d,e,f : Entier</text:span></text:p>
            </text:list-item>
          </text:list>
        </text:list-item>
        <text:list-item>
          <text:p text:style-name="P19"><text:span text:style-name="T2">Début</text:span></text:p>
        </text:list-item>
        <text:list-item>
          <text:p text:style-name="P20"><text:span text:style-name="T2">Afficher (‘ 1</text:span><text:span text:style-name="T10">er</text:span><text:span text:style-name="T2"> tour des des élections législatives :’)</text:span></text:p>
          <text:list>
            <text:list-item>
              <text:p text:style-name="P19"><text:span text:style-name="T2">lire a</text:span></text:p>
            </text:list-item>
            <text:list-item>
              <text:p text:style-name="P19"><text:span text:style-name="T2">lire b</text:span></text:p>
            </text:list-item>
            <text:list-item>
              <text:p text:style-name="P19"><text:span text:style-name="T2">lire c</text:span></text:p>
            </text:list-item>
            <text:list-item>
              <text:p text:style-name="P19"><text:span text:style-name="T2">lire d</text:span></text:p>
            </text:list-item>
          </text:list>
        </text:list-item>
        <text:list-item>
          <text:p text:style-name="P19"><text:span text:style-name="T2">Si (a ≥ 50%) Alors</text:span></text:p>
          <text:list>
            <text:list-item>
              <text:p text:style-name="P19"><text:span text:style-name="T2">Afficher (‘Le candidat ‘)</text:span></text:p>
            </text:list-item>
            <text:list-item>
              <text:p text:style-name="P19"><text:span text:style-name="T2">Afficher </text:span><text:span text:style-name="T6">a</text:span></text:p>
            </text:list-item>
            <text:list-item>
              <text:p text:style-name="P20"><text:soft-page-break/><text:span text:style-name="T6">A</text:span><text:span text:style-name="T2">fficher (‘ à gagner les élections législatives.’)</text:span></text:p>
            </text:list-item>
          </text:list>
        </text:list-item>
        <text:list-item>
          <text:p text:style-name="P20"><text:span text:style-name="T2">FinSi</text:span></text:p>
        </text:list-item>
        <text:list-item>
          <text:p text:style-name="P20"><text:span text:style-name="T2">Afficher (‘ Le candidat </text:span></text:p>
        </text:list-item>
        <text:list-item>
          <text:p text:style-name="P21"><text:span text:style-name="T2">Si (a ≥ 12,5 % et &lt;50%) </text:span><text:span text:style-name="T8">ET </text:span><text:span text:style-name="T7">(a&gt;b ET a&gt;c ET a&gt;d) </text:span><text:span text:style-name="T2">Alors</text:span></text:p>
          <text:list>
            <text:list-item>
              <text:p text:style-name="P21"><text:span text:style-name="T2">Afficher (‘Le</text:span><text:span text:style-name="T7"> a</text:span><text:span text:style-name="T2"> </text:span><text:span text:style-name="T7">candidat participé au second tour </text:span><text:span text:style-name="T8">et </text:span><text:span text:style-name="T7">est en ballottage favorable.’)</text:span></text:p>
            </text:list-item>
            <text:list-item>
              <text:p text:style-name="P22"><text:span text:style-name="T2">Sinon</text:span></text:p>
            </text:list-item>
            <text:list-item>
              <text:p text:style-name="P23"><text:span text:style-name="T2">Afficher (‘Le </text:span><text:span text:style-name="T8">a</text:span><text:span text:style-name="T2"> candidat participé au second tour </text:span><text:span text:style-name="T8">et </text:span><text:span text:style-name="T2">est en ballottage défavorable’)</text:span></text:p>
            </text:list-item>
          </text:list>
        </text:list-item>
        <text:list-item>
          <text:p text:style-name="P22"><text:span text:style-name="T2">FinSi</text:span></text:p>
        </text:list-item>
        <text:list-item>
          <text:p text:style-name="P22"><text:span text:style-name="T2">Fin</text:span></text:p>
        </text:list-item>
      </text:list>
      <text:p text:style-name="P24"><text:span text:style-name="T2">7 :</text:span></text:p>
      <text:list xml:id="list3304375139" text:style-name="L7">
        <text:list-item>
          <text:p text:style-name="P25"><text:span text:style-name="T2">Variables</text:span></text:p>
        </text:list-item>
        <text:list-item>
          <text:p text:style-name="P25"><text:span text:style-name="T2">a</text:span><text:span text:style-name="T9">ge</text:span><text:span text:style-name="T2">, </text:span><text:span text:style-name="T9">perm</text:span><text:span text:style-name="T2">, </text:span><text:span text:style-name="T9">acc</text:span><text:span text:style-name="T2">, </text:span><text:span text:style-name="T9">assur</text:span><text:span text:style-name="T2"> : Entier</text:span></text:p>
        </text:list-item>
        <text:list-item>
          <text:p text:style-name="P27"><text:span text:style-name="T2">a1, b1, c1 : Booléen</text:span></text:p>
        </text:list-item>
        <text:list-item>
          <text:p text:style-name="P27"><text:span text:style-name="T2">situ : Caractéres</text:span></text:p>
        </text:list-item>
        <text:list-item>
          <text:p text:style-name="P26"><text:span text:style-name="T2">Début</text:span></text:p>
        </text:list-item>
      </text:list>
      <text:p text:style-name="P28"><text:span text:style-name="T2">Voir corriger sur internet !</text:span></text:p>
      <text:p text:style-name="P28"><text:span text:style-name="T2">8 :</text:span></text:p>
      <text:list xml:id="list4225747678" text:style-name="L8">
        <text:list-item>
          <text:p text:style-name="P29"><text:span text:style-name="T2">Variables</text:span></text:p>
        </text:list-item>
        <text:list-item>
          <text:p text:style-name="P29"><text:span text:style-name="T2">a, b, c : Entier</text:span></text:p>
        </text:list-item>
        <text:list-item>
          <text:p text:style-name="P29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22:46.995514817</meta:creation-date>
    <dc:date>2022-01-17T14:47:47.370193973</dc:date>
    <meta:editing-duration>PT1H22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10" meta:word-count="474" meta:character-count="1882" meta:non-whitespace-character-count="1606"/>
  </office:meta>
</office:document-meta>
</file>